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7ad741"/>
    </style:style>
    <style:style style:name="P3" style:family="paragraph" style:parent-style-name="Text_20_body">
      <style:text-properties officeooo:rsid="006be1a8" officeooo:paragraph-rsid="007bfd85"/>
    </style:style>
    <style:style style:name="P4" style:family="paragraph" style:parent-style-name="Text_20_body">
      <style:text-properties officeooo:rsid="007bfd85" officeooo:paragraph-rsid="007bfd85"/>
    </style:style>
    <style:style style:name="P5" style:family="paragraph" style:parent-style-name="Text_20_body">
      <style:text-properties officeooo:rsid="00704a6b" officeooo:paragraph-rsid="006be1a8"/>
    </style:style>
    <style:style style:name="P6" style:family="paragraph" style:parent-style-name="Text_20_body">
      <style:text-properties officeooo:rsid="007ad741" officeooo:paragraph-rsid="007ad741"/>
    </style:style>
    <style:style style:name="P7" style:family="paragraph" style:parent-style-name="Text_20_body" style:list-style-name="L1">
      <style:text-properties officeooo:rsid="007ad741" officeooo:paragraph-rsid="007ad741"/>
    </style:style>
    <style:style style:name="P8" style:family="paragraph" style:parent-style-name="Text_20_body" style:list-style-name="L1">
      <style:text-properties officeooo:rsid="007ad741" officeooo:paragraph-rsid="007bfd85"/>
    </style:style>
    <style:style style:name="P9" style:family="paragraph" style:parent-style-name="Text_20_body" style:list-style-name="L1">
      <style:text-properties officeooo:rsid="007ebc46" officeooo:paragraph-rsid="007ebc46"/>
    </style:style>
    <style:style style:name="P10" style:family="paragraph" style:parent-style-name="Text_20_body" style:list-style-name="L1">
      <style:text-properties officeooo:rsid="007f9005" officeooo:paragraph-rsid="007f9005"/>
    </style:style>
    <style:style style:name="P11" style:family="paragraph" style:parent-style-name="Text_20_body" style:list-style-name="L2">
      <style:text-properties officeooo:rsid="007bfd85" officeooo:paragraph-rsid="007bfd85"/>
    </style:style>
    <style:style style:name="P12" style:family="paragraph" style:parent-style-name="Heading_20_2">
      <style:text-properties officeooo:rsid="007ad741"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d741" style:font-size-asian="7pt" style:font-size-complex="7pt"/>
    </style:style>
    <style:style style:name="T4" style:family="text">
      <style:text-properties officeooo:rsid="007ebc46"/>
    </style:style>
    <style:style style:name="T5" style:family="text">
      <style:text-properties officeooo:rsid="007f9005"/>
    </style:style>
    <style:style style:name="T6" style:family="text">
      <style:text-properties officeooo:rsid="0082578b"/>
    </style:style>
    <style:style style:name="T7" style:family="text">
      <style:text-properties officeooo:rsid="00871f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IOT – IO devices in Internet</text:h>
      <text:p text:style-name="P1"><text:span text:style-name="T1">18</text:span><text:span text:style-name="T2">905</text:span><text:span text:style-name="T3">31</text:span><text:span text:style-name="T1">, updated </text:span><text:span text:style-name="T3">31</text:span><text:span text:style-name="T1">.5.2019/pekka</text:span></text:p>
      <text:p text:style-name="P6">What if the <text:span text:style-name="T7">the IO domain controller </text:span>was <text:span text:style-name="T7">on </text:span>a cloud server, connect<text:span text:style-name="T7">ed trough </text:span>the Internet? Instead of running within a self contained device, like a robot, or within a building: Our device could be distributed around the world.</text:p>
      <text:list xml:id="list2914153689" text:style-name="L1">
        <text:list-item>
          <text:p text:style-name="P7">This is doable because an IO device can establish TLS connection to controlling computer, which in this case would be a server in cloud:</text:p>
        </text:list-item>
        <text:list-item>
          <text:p text:style-name="P7">The IOCOM library already transmits minimum about of data, and only when it changes.</text:p>
        </text:list-item>
        <text:list-item>
          <text:p text:style-name="P8">We are able to control maximum transfer frequency simply by calling ioc_send() synchronization as needed (This may be necessary to keep AWS, etc, billing in check).</text:p>
        </text:list-item>
        <text:list-item>
          <text:p text:style-name="P9">Security scheme based on security scheme, works in this setting. When IO board connects to the server, the secure channel is established by key exchange and AES. Server identifies itself to IO device by presenting server certificate, and IO board itself by IO board name and password. <text:span text:style-name="T6">Fine graining to user rights doesn’t really concern IO devices, it is task of the cloud server application. </text:span></text:p>
        </text:list-item>
        <text:list-item>
          <text:p text:style-name="P10">The same IO device configuration and firmware update methods work as do ones within a robot. Basically the firmware updates and IO device configuration is done trough the controlling computer. No other connection (potential security hazard) is allowed.</text:p>
        </text:list-item>
      </text:list>
      <text:p text:style-name="P3"/>
      <text:p text:style-name="P4">There are details which must be accounted for: </text:p>
      <text:list xml:id="list2168067741" text:style-name="L2">
        <text:list-item>
          <text:p text:style-name="P11">Outbound TLS (socket port 443) from the IO device to the Internet needs to be open.</text:p>
        </text:list-item>
        <text:list-item>
          <text:p text:style-name="P11">The IO device needs to be able to use DNS to resolve IP address from name. </text:p>
        </text:list-item>
        <text:list-item>
          <text:p text:style-name="P11">Keep alive message (to know that socket connection is broken) frequency must be set as needed. </text:p>
        </text:list-item>
      </text:list>
      <text:p text:style-name="P2"/>
      <text:p text:style-name="P2"><text:span text:style-name="T4">What this achieves is set of IO devices, physically located anywhere, connected to cloud server application. The cloud server application would be The IOCOM library runs the communication layer in both the IO device and in cloud server application</text:span>. <text:span text:style-name="T5">The real wold input data from IO devices is moved to the cloud server immediately and efficiently, and the cloud server can control <text:s/>the IO device outputs and function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0T11:04:43.551910397</dc:date>
    <meta:editing-duration>PT3H8M15S</meta:editing-duration>
    <meta:editing-cycles>98</meta:editing-cycles>
    <meta:generator>LibreOffice/6.2.4.2$Linux_X86_64 LibreOffice_project/20$Build-2</meta:generator>
    <meta:document-statistic meta:table-count="0" meta:image-count="0" meta:object-count="0" meta:page-count="1" meta:paragraph-count="13" meta:word-count="346" meta:character-count="2043" meta:non-whitespace-character-count="1711"/>
  </office:meta>
</office:document-meta>
</file>